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/>
      <style:text-properties fo:color="#0000ff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end" style:justify-single-word="false"/>
      <style:text-properties fo:color="#3366ff" style:font-name="Arial" fo:font-size="11pt" style:font-size-asian="11pt" style:font-name-complex="Arial" style:font-size-complex="11pt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fo:color="#0000ff" style:font-name="Arial" fo:font-size="11pt" style:font-size-asian="11pt" style:font-name-complex="Arial" style:font-size-complex="11pt"/>
    </style:style>
    <style:style style:name="T1" style:family="text">
      <style:text-properties fo:color="#0000ff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11pt" style:font-size-asian="11pt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er93_qual" text:name="cer93_qual"/>
        <text:user-field-decl office:value-type="string" office:string-value="cer93_adresse" text:name="cer93_adresse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ontratinsertion_dd_ci" text:name="contratinsertion_dd_ci"/>
        <text:user-field-decl office:value-type="string" office:string-value="cer93_duree" text:name="cer93_duree"/>
      </text:user-field-decls>
      <text:p text:style-name="P6"><text:user-field-get text:name="cer93_qual">cer93_qual</text:user-field-get></text:p>
      <text:p text:style-name="P3"><text:user-field-get text:name="cer93_adresse">cer93_adresse</text:user-field-get></text:p>
      <text:p text:style-name="P3"><text:user-field-get text:name="cer93_codepos">cer93_codepos</text:user-field-get> <text:user-field-get text:name="cer93_locaadr">cer93_locaadr</text:user-field-get></text:p>
      <text:p text:style-name="P4"/>
      <text:p text:style-name="P4"/>
      <text:p text:style-name="P4"/>
      <text:p text:style-name="P4"><text:user-field-get text:name="cer93_qual">cer93_qual</text:user-field-get> </text:p>
      <text:p text:style-name="P2"/>
      <text:p text:style-name="P2">Le <text:span text:style-name="T1"><text:user-field-get text:name="contratinsertion_dd_ci">contratinsertion_dd_ci</text:user-field-get></text:span> vous avez signé un Contrat d’Engagement Réciproque (CER), pour une durée de <text:user-field-get text:name="cer93_duree">cer93_duree</text:user-field-get><text:span text:style-name="T1">.</text:span></text:p>
      <text:p text:style-name="P2">Ce contrat est rejeté par le Président du Conseil général pour le motif suivant :</text:p>
      <text:p text:style-name="P2"/>
      <text:p text:style-name="P4">Champ « zone observation du courrier ». Condition métier : ce champ sera systématiquement rempli pour argumenter le rejet.</text:p>
      <text:p text:style-name="P2"/>
      <text:p text:style-name="P2">Je vous invite à refaire un nouveau CER avec l’aide de votre service référent.</text:p>
      <text:p text:style-name="P2"/>
      <text:p text:style-name="P1"><text:span text:style-name="T3">Sans nouvelle proposition de CER de votre part (mettre un délai ?) vous vous exposez à une suspension en tout ou partie du versement de votre Revenu de Solidarité Active comme le prévoit la loi</text:span><text:span text:style-name="Footnote_20_Symbol"><text:span text:style-name="T3"><text:note text:id="ftn1" text:note-class="footnote"><text:note-citation>1</text:note-citation><text:note-body><text:p text:style-name="Footnote"><text:s/><text:span text:style-name="T2">Article L262-35 du code de l’Action Sociale et des Familles</text:span></text:p></text:note-body></text:note></text:span></text:span></text:p>
      <text:p text:style-name="P2"/>
      <text:p text:style-name="P2">Je vous prie d’agréer, <text:span text:style-name="T1">Madame / Monsieur selon qualification</text:span>, l’expression de mes salutations distinguées.</text:p>
      <text:p text:style-name="P2"/>
      <text:p text:style-name="P2"/>
      <text:p text:style-name="P5">Ne pas prévoir de signature : elle sera ajoutée de façon manuelle avec le tampon correspond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ans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Lohit Hindi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dame, Monsieur,</dc:title>
    <meta:initial-creator>hpont</meta:initial-creator>
    <meta:creation-date>2012-11-12T15:03:00</meta:creation-date>
    <dc:creator>Arnaud Auzolat</dc:creator>
    <dc:date>2012-11-14T08:47:11</dc:date>
    <meta:print-date>2012-06-15T15:43:00</meta:print-date>
    <meta:editing-cycles>5</meta:editing-cycles>
    <meta:editing-duration>P2171DT9H34M4S</meta:editing-duration>
    <meta:generator>LibreOffice/3.5$Linux_X86_64 LibreOffice_project/350m1$Build-2</meta:generator>
    <meta:document-statistic meta:table-count="0" meta:image-count="0" meta:object-count="0" meta:page-count="1" meta:paragraph-count="12" meta:word-count="144" meta:character-count="910" meta:non-whitespace-character-count="777"/>
    <meta:user-defined meta:name="Info 1"/>
    <meta:user-defined meta:name="Info 2"/>
    <meta:user-defined meta:name="Info 3"/>
    <meta:user-defined meta:name="Info 4"/>
  </office:meta>
</office:document-meta>
</file>